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75a8" officeooo:paragraph-rsid="001c75a8" style:font-weight-asian="bold" style:font-weight-complex="bold"/>
    </style:style>
    <style:style style:name="P2" style:family="paragraph" style:parent-style-name="Standard">
      <style:text-properties fo:font-weight="normal" officeooo:rsid="001c75a8" officeooo:paragraph-rsid="001c75a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Project Proposal</text:p>
      <text:p text:style-name="P2">Xavi Ablaza – CPSC408 – SP2018</text:p>
      <text:p text:style-name="P2"/>
      <text:p text:style-name="P2">Ledger explorer for Stella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4:53:20.347422183</meta:creation-date>
    <dc:date>2018-03-15T15:45:40.016375148</dc:date>
    <meta:editing-duration>PT48S</meta:editing-duration>
    <meta:editing-cycles>1</meta:editing-cycles>
    <meta:document-statistic meta:table-count="0" meta:image-count="0" meta:object-count="0" meta:page-count="1" meta:paragraph-count="3" meta:word-count="11" meta:character-count="83" meta:non-whitespace-character-count="73"/>
    <meta:generator>LibreOffice/5.3.7.2.0$Linux_X86_64 LibreOffice_project/30m0$Build-2</meta:generator>
  </office:meta>
</office:document-meta>
</file>